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 shif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 shif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 f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nu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ym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fun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un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@~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arc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ckspac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?</text:p>
          </table:table-cell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22:05:18.472830810</meta:creation-date>
    <dc:date>2019-05-02T23:09:58.086783030</dc:date>
    <meta:editing-duration>PT54M29S</meta:editing-duration>
    <meta:editing-cycles>4</meta:editing-cycles>
    <meta:generator>LibreOffice/6.0.7.3$Linux_X86_64 LibreOffice_project/00m0$Build-3</meta:generator>
    <meta:document-statistic meta:table-count="1" meta:cell-count="26" meta:object-count="0"/>
  </office:meta>
</office:document-meta>
</file>